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office:value-type="float" office:value="661" table:style-name="ce1">
            <text:p>66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19" table:style-name="ce1">
            <text:p>119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08" table:style-name="ce1">
            <text:p>108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01" table:style-name="ce1">
            <text:p>10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07" table:style-name="ce1">
            <text:p>107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7:43Z</dc:date>
    <meta:editing-duration>PT0S</meta:editing-duration>
  </office:meta>
</office:document-meta>
</file>